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cm"/>
    </style:style>
    <style:style style:name="gr2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0.75cm" fo:min-width="9.6cm"/>
    </style:style>
    <style:style style:name="gr3" style:family="graphic" style:parent-style-name="objectwithoutfill">
      <style:graphic-properties draw:fill="none" draw:fill-color="#ffffff" draw:textarea-vertical-align="middle"/>
    </style:style>
    <style:style style:name="gr4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2.25cm" fo:min-width="11.6cm"/>
    </style:style>
    <style:style style:name="gr5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8.05cm" fo:min-width="11.1cm"/>
    </style:style>
    <style:style style:name="gr6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4.05cm" fo:min-width="11.1cm"/>
    </style:style>
    <style:style style:name="P1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0.1cm" svg:height="1.187cm" svg:x="-9.3cm" svg:y="27.6cm">
          <draw:text-box>
            <text:p/>
          </draw:text-box>
        </draw:frame>
        <draw:custom-shape draw:style-name="gr2" draw:text-style-name="P1" draw:layer="layout" svg:width="10.1cm" svg:height="11cm" svg:x="1cm" svg:y="1.5cm">
          <text:p text:style-name="P1">Controller</text:p>
          <text:p text:style-name="P1"/>
          <text:p text:style-name="P1">private GUI gui</text:p>
          <text:p text:style-name="P1">private Highscore highscore</text:p>
          <text:p text:style-name="P1">private Kinect kinect</text:p>
          <text:p text:style-name="P1">private Universe universe</text:p>
          <text:p text:style-name="P1">private Preferences preferences</text:p>
          <text:p text:style-name="P1">private Game game</text:p>
          <text:p text:style-name="P1"/>
          <text:p text:style-name="P1">Controller()</text:p>
          <text:p text:style-name="P1">public void new Game()</text:p>
          <text:p text:style-name="P1">public void stop Game()</text:p>
          <text:p text:style-name="P1">public void setLookandFeel(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cm" svg:y1="2.9cm" svg:x2="11.1cm" svg:y2="2.9cm">
          <text:p/>
        </draw:line>
        <draw:line draw:style-name="gr3" draw:text-style-name="P2" draw:layer="layout" svg:x1="1cm" svg:y1="8.6cm" svg:x2="11.1cm" svg:y2="8.6cm">
          <text:p/>
        </draw:line>
        <draw:custom-shape draw:style-name="gr4" draw:text-style-name="P1" draw:layer="layout" svg:width="12.1cm" svg:height="12.5cm" svg:x="15.9cm" svg:y="1.5cm">
          <text:p text:style-name="P1">GUI</text:p>
          <text:p text:style-name="P1"/>
          <text:p text:style-name="P1">private static final long serialVersionUID</text:p>
          <text:p text:style-name="P1">private Controller controller</text:p>
          <text:p text:style-name="P1">private JPanel settings</text:p>
          <text:p text:style-name="P1">private JPanel mainMenu</text:p>
          <text:p text:style-name="P1">private Universe universe</text:p>
          <text:p text:style-name="P1">private boolean fullscreen</text:p>
          <text:p text:style-name="P3">private Rectangle DIMENSIONS</text:p>
          <text:p text:style-name="P3"/>
          <text:p text:style-name="P1">public GUI(Controller g)</text:p>
          <text:p text:style-name="P1">public void startFullscreen()</text:p>
          <text:p text:style-name="P1">public void stopFullscreen()</text:p>
          <text:p text:style-name="P1">public void pauseUniverse()</text:p>
          <text:p text:style-name="P3">private void initialize(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9cm" svg:y1="2.8cm" svg:x2="27.9cm" svg:y2="2.8cm">
          <text:p/>
        </draw:line>
        <draw:line draw:style-name="gr3" draw:text-style-name="P2" draw:layer="layout" svg:x1="15.9cm" svg:y1="9.3cm" svg:x2="28cm" svg:y2="9.3cm">
          <text:p/>
        </draw:line>
        <draw:custom-shape draw:style-name="gr5" draw:text-style-name="P1" draw:layer="layout" svg:width="11.6cm" svg:height="8.3cm" svg:x="32.6cm" svg:y="1.8cm">
          <text:p text:style-name="P1">Item</text:p>
          <text:p text:style-name="P1"/>
          <text:p text:style-name="P1">public int x, y, speedX</text:p>
          <text:p text:style-name="P3">public double speedY</text:p>
          <text:p text:style-name="P3">public Universe universe</text:p>
          <text:p text:style-name="P1"/>
          <text:p text:style-name="P1">public Item(int x, int y, int speedX, <text:line-break/><text:tab/>double speedY, Universe universe)</text:p>
          <text:p text:style-name="P1">public void move()</text:p>
          <text:p text:style-name="P3">public void paint(Graphics2D g2d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2.6cm" svg:y1="2.9cm" svg:x2="44.2cm" svg:y2="2.9cm">
          <text:p/>
        </draw:line>
        <draw:line draw:style-name="gr3" draw:text-style-name="P2" draw:layer="layout" svg:x1="32.6cm" svg:y1="6.5cm" svg:x2="44.2cm" svg:y2="6.5cm">
          <text:p/>
        </draw:line>
        <draw:custom-shape draw:style-name="gr6" draw:text-style-name="P1" draw:layer="layout" svg:width="11.6cm" svg:height="4.3cm" svg:x="46cm" svg:y="7.9cm">
          <text:p text:style-name="P1">Fruit extends Item</text:p>
          <text:p text:style-name="P1"/>
          <text:p text:style-name="P1"/>
          <text:p text:style-name="P1">public Fruit(int x, int y, int speedX, <text:line-break/><text:tab/>double speedY, Universe universe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6cm" svg:y1="9cm" svg:x2="57.6cm" svg:y2="9cm">
          <text:p/>
        </draw:line>
        <draw:line draw:style-name="gr3" draw:text-style-name="P2" draw:layer="layout" svg:x1="46cm" svg:y1="10.1cm" svg:x2="57.6cm" svg:y2="10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08:33:44.466000000</meta:creation-date>
    <dc:date>2015-06-17T09:14:24.825000000</dc:date>
    <meta:editing-duration>PT9M18S</meta:editing-duration>
    <meta:editing-cycles>1</meta:editing-cycles>
    <meta:document-statistic meta:object-count="13"/>
    <meta:generator>LibreOffice/4.3.7.2$Windows_x86 LibreOffice_project/8a35821d8636a03b8bf4e15b48f59794652c68ba</meta:generator>
  </office:meta>
</office:document-meta>
</file>